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 Redmond</text:p>
      <text:p text:style-name="Standard">Applied Science Research</text:p>
      <text:p text:style-name="Standard">Dr. Dann</text:p>
      <text:p text:style-name="Standard">10 December 2009</text:p>
      <text:p text:style-name="Standard"/>
      <text:p text:style-name="P1">BarraCUDA: A Supercomputer for Small Scale Research</text:p>
      <text:p text:style-name="P1"/>
      <text:p text:style-name="P2">Abstract</text:p>
      <text:p text:style-name="P2"/>
      <text:p text:style-name="P2"><text:tab/>BarraCUDA (Beginner's Analytic Research and Rendering Architecture) will be a small-scale homebrew supercomputer designed around the NVIDIA CUDA architecture. The project is meant to serve as a platform for researchers to develop parallel-programming skills, and design programs that demonstrate concepts in modern science research through real-time visualization. I am seeking funds and/or donated parts to help make this dream a reality.</text:p>
      <text:p text:style-name="P2"/>
      <text:p text:style-name="P2">About Me/Motivation</text:p>
      <text:p text:style-name="P2"/>
      <text:p text:style-name="P2"><text:tab/>I'm currently a Senior in high school, and through my Applied Science Research and Computer Science classes, I've gradually become aware of the growing importance of high performance computational power in the fields of physical, chemical, and biological research. I'm also quite interested in fluid dynamics, and creating visualization software for physical modeling problems. Last summer, I worked in Caltech's materials physics lab on the DANSE project, (which uses distributed computational analysis to model the results of neutron scattering experiments, before actually conducting them), and I was exposed to the elegant concept and power of a Beowulf cluster supercomputer. </text:p>
      <text:p text:style-name="P2"/>
      <text:p text:style-name="P2"><text:tab/>I'd like to build a supercomputer based largely on NVIDIA's CUDA platform, as it represents the new direction that high performance computing is going in: instead of performing CPU heavy calculations, these calculations are farmed out in parallel to hundreds of individual GPU cores for computation. The performance speed-up is reported by various sources to be anything from 5x to 47,000x the time it would take a CPU based system to do the same tasks. <text:s/>Furthermore, the CUDA architecture is <text:s/>alive and well-supported by the community, with various development tools available, and many new applications released frequently. </text:p>
      <text:p text:style-name="P2"/>
      <text:p text:style-name="P2"><text:tab/>Completing this project would give me a fair background in supercomputer design and construction, as well as an opportunity to learn the parallel programming skills that I'll need to be a successful researcher in the future. The programming API OpenMP is a well-known and well-supported protocol in the scientific computing community, and I'd like to gain some experience working with it on a platform that can unlock all of its power. When I finish the project, I'll donate the supercomputer to my school, so other interested students can have an opportunity to learn the basics of a rapidly growing field.</text:p>
      <text:p text:style-name="P2"/>
      <text:p text:style-name="P3">Budget Design:</text:p>
      <text:p text:style-name="P2"><text:tab/>Although I initially toyed with the idea of building a CPU-based 4-node cluster computer, after speaking with Dr. Kayvon Fatahalian, I realized that I could actually get a lot more computational power for less money with a single-node, multi-GPU system. The NVIDIA cards like the GTX295 and the Tesla C1060 offer a very compelling performance per dollar ratio. To reduce the cost of the system further, it will run Ubuntu or Fedora as the operating system. I already own several standard components, such as the case, keyboard, mouse, and monitor, so I have not included these components in the purchase price. This design will be able to reach speeds greater than one TFLOP of processing power, a figure that is not easily attained with a CPU-based design.</text:p>
      <text:p text:style-name="P2"/>
      <text:p text:style-name="P5">Component List</text:p>
      <text:p text:style-name="P2">Motherboard -- ASRock X58 Extreme LGA1366 -- $169.99</text:p>
      <text:p text:style-name="P2">CPU -- Intel Core i7-920 Quad Core Bloomfield 2.66 Ghz -- $288.99</text:p>
      <text:p text:style-name="P2">CUDA Boards -- 2x Gigabyte GV-N295-181-B <text:s text:c="2"/>GTX295 -- $494.99 each, total $989.98</text:p>
      <text:p text:style-name="P2">Memory -- OCZ Gold 12GB (6 x 2gb) DDR3 1600 -- $310.99</text:p>
      <text:p text:style-name="P2">Hard Drive -- Western Digital Velociraptor 300GB SATA @ 10,000 RPM -- 199.99</text:p>
      <text:p text:style-name="P2">Power Supply -- Tuniq Ripper 1000W -- $149.99</text:p>
      <text:p text:style-name="P2"/>
      <text:p text:style-name="P2">Total -- $2,109.93</text:p>
      <text:p text:style-name="P2"/>
      <text:p text:style-name="P2"/>
      <text:p text:style-name="P2">Funding:</text:p>
      <text:p text:style-name="P2">Dr. James Dann .... $500</text:p>
      <text:p text:style-name="P2">Menlo School ... ?</text:p>
      <text:p text:style-name="P2">NVIDIA Corporation ... 2x GTX 295 or 2x Tesla C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08:20:27</meta:creation-date>
    <dc:date>2009-12-11T12:16:41</dc:date>
    <meta:editing-duration>PT02H00M23S</meta:editing-duration>
    <meta:editing-cycles>10</meta:editing-cycles>
    <meta:generator>OpenOffice.org/3.0$Linux OpenOffice.org_project/300m15$Build-9379</meta:generator>
    <meta:document-statistic meta:table-count="0" meta:image-count="0" meta:object-count="0" meta:page-count="2" meta:paragraph-count="25" meta:word-count="596" meta:character-count="3773"/>
    <meta:user-defined meta:name="Info 1"/>
    <meta:user-defined meta:name="Info 2"/>
    <meta:user-defined meta:name="Info 3"/>
    <meta:user-defined meta:name="Info 4"/>
  </office:meta>
</office:document-meta>
</file>